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9.102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4" office:value-type="string">
            <text:p>CODES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R</text:p>
          </table:table-cell>
          <table:table-cell table:style-name="ce5" office:value-type="string">
            <text:p>71 72 73 74 75 76 77 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C</text:p>
          </table:table-cell>
          <table:table-cell table:style-name="ce5" office:value-type="string">
            <text:p>91 92 93 94 95 9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I</text:p>
          </table:table-cell>
          <table:table-cell table:style-name="ce5" office:value-type="string">
            <text:p>81 82 84 85 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</text:p>
          </table:table-cell>
          <table:table-cell table:style-name="ce5" office:value-type="string">
            <text:p>Le res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1/07/2019</text:date>, <text:time>14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délia Guedj</meta:initial-creator>
    <meta:creation-date>2019-07-01T11:46:39.54</meta:creation-date>
    <dc:date>2019-07-01T14:03:10.83</dc:date>
    <dc:creator>Odélia Guedj</dc:creator>
    <meta:editing-duration>PT2H1M21S</meta:editing-duration>
    <meta:editing-cycles>1</meta:editing-cycles>
    <meta:document-statistic meta:table-count="3" meta:cell-count="9" meta:object-count="0"/>
    <meta:generator>OpenOffice/4.1.6$Win32 OpenOffice.org_project/416m1$Build-9790</meta:generator>
  </office:meta>
</office:document-meta>
</file>